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Detail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tailMessageArguments( MessageSource messageSour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faultTitleMessageCode( Class &lt; ? &gt; 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faultDetailMessageCode( Class &lt; ? &gt; exceptionType , @ Nullable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( @ Nullable MessageSource messageSour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dateAndGetBody( @ Nullable MessageSource messageSourc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tTitle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( Throwable ex , HttpStatusCode statusCode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Throwable ex , HttpStatusCode statusCode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